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Kopfzeile">
      <style:paragraph-properties fo:text-align="justify" style:justify-single-word="false"/>
    </style:style>
    <style:style style:name="P2" style:family="paragraph" style:parent-style-name="Standard">
      <style:text-properties fo:font-size="16pt" fo:language="es" fo:country="DO" fo:font-weight="bold" style:font-size-asian="16pt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es" fo:country="DO"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es" fo:country="DO" fo:font-weight="bold" fo:background-color="#00ff00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s" fo:country="DO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Listenabsatz">
      <style:paragraph-properties fo:text-align="justify" style:justify-single-word="false"/>
      <style:text-properties fo:language="es" fo:country="DO"/>
    </style:style>
    <style:style style:name="P8" style:family="paragraph" style:parent-style-name="Standard" style:master-page-name="MP0">
      <style:paragraph-properties style:page-number="auto" fo:break-before="page"/>
      <style:text-properties fo:font-size="14pt" fo:language="es" fo:country="HN" fo:font-weight="bold" style:font-size-asian="14pt" style:font-weight-asian="bold"/>
    </style:style>
    <style:style style:name="P9" style:family="paragraph" style:parent-style-name="Listenabsatz" style:list-style-name="L1">
      <style:paragraph-properties fo:text-align="justify" style:justify-single-word="false"/>
      <style:text-properties fo:language="es" fo:country="DO"/>
    </style:style>
    <style:style style:name="P10" style:family="paragraph" style:parent-style-name="Listenabsatz" style:list-style-name="L2">
      <style:paragraph-properties fo:text-align="justify" style:justify-single-word="false"/>
      <style:text-properties fo:language="es" fo:country="DO"/>
    </style:style>
    <style:style style:name="P11" style:family="paragraph" style:parent-style-name="Listenabsatz" style:list-style-name="L3">
      <style:paragraph-properties fo:text-align="justify" style:justify-single-word="false"/>
      <style:text-properties fo:language="es" fo:country="DO"/>
    </style:style>
    <style:style style:name="P12" style:family="paragraph" style:parent-style-name="Listenabsatz" style:list-style-name="L3">
      <style:paragraph-properties fo:text-align="justify" style:justify-single-word="false"/>
    </style:style>
    <style:style style:name="T1" style:family="text">
      <style:text-properties fo:font-size="9pt" fo:language="es" fo:country="HN" fo:font-weight="bold" style:font-size-asian="9pt" style:font-weight-asian="bold"/>
    </style:style>
    <style:style style:name="T2" style:family="text">
      <style:text-properties fo:font-size="9pt" fo:language="es" fo:country="HN" style:font-size-asian="9pt"/>
    </style:style>
    <style:style style:name="T3" style:family="text">
      <style:text-properties fo:language="es" fo:country="DO"/>
    </style:style>
    <style:style style:name="T4" style:family="text">
      <style:text-properties fo:language="es" fo:country="DO" fo:font-style="italic" style:font-style-asian="italic"/>
    </style:style>
    <style:style style:name="T5" style:family="text">
      <style:text-properties fo:language="es" fo:country="DO" fo:font-weight="bold" style:font-weight-asian="bold"/>
    </style:style>
    <style:style style:name="T6" style:family="text">
      <style:text-properties fo:language="de" fo:country="DE" fo:font-weight="bold" style:font-weight-asian="bol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VALUACÓN VARIABILIDAD DE CAUDALES EN MICROCUENCAS</text:p>
      <text:p text:style-name="P2"/>
      <text:p text:style-name="P3">Resumen</text:p>
      <text:p text:style-name="P6"><text:span text:style-name="Absatz-Standardschriftart"><text:span text:style-name="T4">Diseño y realización de un estudio para evaluar la relación entre las variables hidrológicas (caudal), climáticas </text:span></text:span><text:span text:style-name="Absatz-Standardschriftart"><text:span text:style-name="T4">(temperatura, precipitación) y de uso del suelo (cobertura). <text:s/>Si es necesario, se añaden otras variables (p.ej. contaminación) en el transcurso del desarrollo del estudio. </text:span></text:span><text:span text:style-name="Absatz-Standardschriftart"><text:span text:style-name="T4">Investigación y resumen de los resultados de las investigaciones exist</text:span></text:span><text:span text:style-name="Absatz-Standardschriftart"><text:span text:style-name="T4">entes, posibilidades de representación gráfica e identificación de uso de los resultados.</text:span></text:span></text:p>
      <text:p text:style-name="P4"/>
      <text:p text:style-name="P3">Objetivo general:</text:p>
      <text:p text:style-name="P5">Algunos de los ríos en la cuenca del Yaque del Norte presentan una gran variabilidad de su caudal. Este estudio intenta mejorar la comprensión de las causas de la variabilidad y verificar si sirve como indicador indirecto del funcionamiento de un ecosistema. El objetivo sea creando una sistema de recogida y evaluación (medio)-automatizado de datos. Esta puede permitir un seguimiento sencillo, holístico y económico del ecosistema sobre la base de la variabilidad del caudal, así como idealmente el registro de los efectos de esfuerzos de saneamiento o actividades contaminantes.</text:p>
      <text:p text:style-name="P4"/>
      <text:p text:style-name="P6"><text:span text:style-name="Absatz-Standardschriftart"><text:span text:style-name="T5">Objetivo</text:span></text:span><text:span text:style-name="Absatz-Standardschriftart"><text:span text:style-name="T5">s</text:span></text:span><text:span text:style-name="Absatz-Standardschriftart"><text:span text:style-name="T5"> espec</text:span></text:span><text:span text:style-name="Absatz-Standardschriftart"><text:span text:style-name="T6">íficos</text:span></text:span><text:span text:style-name="Absatz-Standardschriftart"><text:span text:style-name="T6">:</text:span></text:span></text:p>
      <text:list xml:id="list8822647761011463597" text:style-name="L1">
        <text:list-item>
          <text:p text:style-name="P9">Mejorar los conocimientos sobre la variabilidad del caudal y sus presuntos factores de influencia: precipitación y nivel de cobertura;</text:p>
        </text:list-item>
        <text:list-item>
          <text:p text:style-name="P9">Investigar hasta qué punto la variabilidad del caudal puede utilizarse como indicador de la salud del ecosistema.</text:p>
        </text:list-item>
        <text:list-item>
          <text:p text:style-name="P9">Investigar hasta qué punto la variabilidad del caudal puede considerarse un indicador de la intensidad de la contaminación organica y química;</text:p>
        </text:list-item>
        <text:list-item>
          <text:p text:style-name="P9">Establecer un sistema de recogida de datos del caudal mediante procesos visuales</text:p>
        </text:list-item>
        <text:list-item>
          <text:p text:style-name="P9">Construir un sistema de evaluación holistico de los microcuencas (medio)-automatizado </text:p>
        </text:list-item>
      </text:list>
      <text:p text:style-name="P7"/>
      <text:p text:style-name="P3">Planificación (Ver a cronograma.xlsx)</text:p>
      <text:p text:style-name="P3"/>
      <text:list xml:id="list6863370649669485589" text:style-name="L2">
        <text:list-item>
          <text:p text:style-name="P10">Discusión de la idea del proyecto</text:p>
        </text:list-item>
        <text:list-item>
          <text:p text:style-name="P10">Estructuración del proyecto</text:p>
          <text:list>
            <text:list-item>
              <text:p text:style-name="P10">Revisión bibliográfica</text:p>
            </text:list-item>
          </text:list>
        </text:list-item>
      </text:list>
      <text:list xml:id="list6822157479823366767" text:style-name="L3">
        <text:list-item>
          <text:list>
            <text:list-item>
              <text:list>
                <text:list-item>
                  <text:p text:style-name="P11">¿Qué parámetros determinan el caudal y cual procesos hay?</text:p>
                </text:list-item>
                <text:list-item>
                  <text:p text:style-name="P11">¿Qué diseños de estudios (similares) existen?</text:p>
                </text:list-item>
                <text:list-item>
                  <text:p text:style-name="P12"><text:span text:style-name="Absatz-Standardschriftart"><text:span text:style-name="T3">¿Qué fuentes de datos externas existen? (meteorológicos, cobertura etc.)?</text:span></text:span></text:p>
                </text:list-item>
              </text:list>
            </text:list-item>
          </text:list>
        </text:list-item>
      </text:list>
      <text:list xml:id="list35245530" text:style-name="L2">
        <text:list-item>
          <text:list>
            <text:list-item>
              <text:p text:style-name="P10">Concepción de la metodología</text:p>
            </text:list-item>
          </text:list>
        </text:list-item>
      </text:list>
      <text:list xml:id="list35226578" text:style-name="L3">
        <text:list-item>
          <text:list>
            <text:list-item>
              <text:list>
                <text:list-item>
                  <text:p text:style-name="P11">Definición de los parámetros</text:p>
                </text:list-item>
                <text:list-item>
                  <text:p text:style-name="P11">Definición de la infraestructura de medición</text:p>
                </text:list-item>
                <text:list-item>
                  <text:p text:style-name="P11">Definición de los criterios por la selección del área del estudio</text:p>
                </text:list-item>
              </text:list>
            </text:list-item>
          </text:list>
        </text:list-item>
      </text:list>
      <text:list xml:id="list35244689" text:style-name="L2">
        <text:list-item>
          <text:p text:style-name="P10">Gestión del Fondo</text:p>
        </text:list-item>
        <text:list-item>
          <text:p text:style-name="P10">Ejecución del proyecto</text:p>
          <text:list>
            <text:list-item>
              <text:p text:style-name="P10">Compra de herramientas y tecnologías</text:p>
            </text:list-item>
            <text:list-item>
              <text:p text:style-name="P10">Selección de áreas del estudio</text:p>
            </text:list-item>
            <text:list-item>
              <text:p text:style-name="P10">Instalación de la tecnología de medición</text:p>
            </text:list-item>
            <text:list-item>
              <text:p text:style-name="P10">Análisis de las microcuencas</text:p>
            </text:list-item>
          </text:list>
        </text:list-item>
      </text:list>
      <text:list xml:id="list35232524" text:style-name="L3">
        <text:list-item>
          <text:list>
            <text:list-item>
              <text:list>
                <text:list-item>
                  <text:p text:style-name="P11">Superficie, Uso del suelo, Geología...</text:p>
                </text:list-item>
                <text:list-item>
                  <text:p text:style-name="P11">Temperatura y Precipitación</text:p>
                </text:list-item>
                <text:list-item>
                  <text:p text:style-name="P11">Cobertura</text:p>
                </text:list-item>
              </text:list>
            </text:list-item>
          </text:list>
        </text:list-item>
      </text:list>
      <text:list xml:id="list35250018" text:style-name="L2">
        <text:list-item>
          <text:list>
            <text:list-item>
              <text:p text:style-name="P10">Primera lectura de los datos</text:p>
            </text:list-item>
            <text:list-item>
              <text:p text:style-name="P10">Análisis</text:p>
            </text:list-item>
            <text:list-item>
              <text:p text:style-name="P10">Evaluación</text:p>
            </text:list-item>
          </text:list>
        </text:list-item>
      </text:list>
      <text:list xml:id="list35243325" text:style-name="L3">
        <text:list-item>
          <text:list>
            <text:list-item>
              <text:list>
                <text:list-item>
                  <text:p text:style-name="P11">Vídeo resumen de las mediciones caudales</text:p>
                </text:list-item>
                <text:list-item>
                  <text:p text:style-name="P11"><text:soft-page-break/>Resumen completa</text:p>
                </text:list-item>
                <text:list-item>
                  <text:p text:style-name="P11">Resumen corto para los responsables políticos</text:p>
                </text:list-item>
              </text:list>
            </text:list-item>
          </text:list>
        </text:list-item>
      </text:list>
      <text:list xml:id="list35241616" text:style-name="L2">
        <text:list-header>
          <text:p text:style-name="P10">3. Transición a una rutina sostenible de medición y evaluación</text:p>
        </text:list-header>
      </text:list>
      <text:p text:style-name="P3"/>
      <text:p text:style-name="P3">Productos</text:p>
      <text:list xml:id="list35243937" text:style-name="L3">
        <text:list-item>
          <text:p text:style-name="P11">Inventario de los productos de datos importantes para la República Dominicana (enfoque: cuestiones hidrológicas)</text:p>
        </text:list-item>
      </text:list>
      <text:list xml:id="list35236926" text:style-name="L1">
        <text:list-item>
          <text:p text:style-name="P9">Análisis reproducibles y reusables</text:p>
          <text:list>
            <text:list-item>
              <text:list>
                <text:list-item>
                  <text:p text:style-name="P9">Análisis meteorológico y análisis de cobertura (medio-) automatizado (R) por cada cuenca </text:p>
                </text:list-item>
                <text:list-item>
                  <text:p text:style-name="P9">Análisis (medio-) automatizado (R) de la relación entre estos factores de influencia</text:p>
                </text:list-item>
              </text:list>
            </text:list-item>
          </text:list>
        </text:list-item>
        <text:list-item>
          <text:p text:style-name="P9">Resumen completa del estudio (con metodología reproducible 1:1) (en inglés)</text:p>
        </text:list-item>
        <text:list-item>
          <text:p text:style-name="P9">Resumen del proyecto para los responsables políticos a 2-4 páginas (en español)</text:p>
        </text:list-item>
        <text:list-item>
          <text:p text:style-name="P9">Diseño de estudio para reproducir este mismo en otras ocasiones</text:p>
        </text:list-item>
      </text:list>
      <text:p text:style-name="P5"/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GB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size-complex="10.5pt" fo:hyphenate="tru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size-complex="10.5pt" fo:hyphenate="tru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Überarbeitung" style:family="paragraph">
      <style:paragraph-properties fo:orphans="2" fo:widows="2" fo:hyphenation-ladder-count="no-limit" style:vertical-align="auto"/>
      <style:text-properties style:font-name-complex="Mangal" style:font-size-complex="10.5pt" fo:hyphenate="true" fo:hyphenation-remain-char-count="0" fo:hyphenation-push-char-count="0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name-complex="Mangal" style:font-size-complex="9pt"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Segoe UI" fo:font-size="9pt" style:font-size-asian="9pt" style:font-name-complex="Mangal" style:font-size-complex="8pt" fo:hyphenate="false" fo:hyphenation-remain-char-count="0" fo:hyphenation-push-char-count="0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Kommentartext" style:family="paragraph" style:parent-style-name="Standard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ußzeile_20_Zchn" style:display-name="Fußzeile Zchn" style:family="text" style:parent-style-name="Absatz-Standardschriftart">
      <style:text-properties style:font-name-complex="Mangal" style:font-size-complex="10.5pt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Absatz-Standardschriftart">
      <style:text-properties style:font-name-complex="Mangal" style:font-size-complex="10.5pt"/>
    </style:style>
    <style:style style:name="Header_20_Char" style:display-name="Header Char" style:family="text" style:parent-style-name="Absatz-Standardschriftart">
      <style:text-properties style:font-name-complex="Mangal" style:font-size-complex="10.5pt"/>
    </style:style>
    <style:style style:name="Comment_20_Reference" style:display-name="Comment Reference" style:family="text" style:parent-style-name="Absatz-Standardschriftart">
      <style:text-properties fo:font-size="8pt" style:font-size-asian="8pt" style:font-size-complex="8pt"/>
    </style:style>
    <style:style style:name="Comment_20_Text_20_Char" style:display-name="Comment Text Char" style:family="text" style:parent-style-name="Absatz-Standardschriftart">
      <style:text-properties fo:font-size="10pt" style:font-size-asian="10pt" style:font-name-complex="Mangal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size-complex="9pt" style:font-weight-complex="bold"/>
    </style:style>
    <style:style style:name="Header_20_Char1" style:display-name="Header Char1" style:family="text" style:parent-style-name="Absatz-Standardschriftart">
      <style:text-properties style:font-name-complex="Mangal" style:font-size-complex="10.5pt"/>
    </style:style>
    <style:style style:name="Footer_20_Char1" style:display-name="Footer Char1" style:family="text" style:parent-style-name="Absatz-Standardschriftart">
      <style:text-properties style:font-name-complex="Mangal" style:font-size-complex="10.5pt"/>
    </style:style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name-complex="Mangal" style:font-size-complex="8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name-complex="Mangal" style:font-size-complex="9pt" style:font-weight-complex="bold"/>
    </style:style>
    <style:style style:name="Kommentartext_20_Zchn" style:display-name="Kommentartext Zchn" style:family="text" style:parent-style-name="Absatz-Standardschriftart">
      <style:text-properties fo:font-size="10pt" style:font-size-asian="10pt" style:font-name-complex="Mangal" style:font-size-complex="9pt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_5f_CharLFO1LVL1" style:display-name="WW_CharLFO1LVL1" style:family="text">
      <style:text-properties style:font-name="Times New Roman" style:font-name-asian="SimSun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Times New Roman" style:font-name-asian="SimSun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size="9pt" fo:language="es" fo:country="HN" fo:font-weight="bold" style:font-size-asian="9pt" style:font-weight-asian="bold"/>
    </style:style>
    <style:style style:name="MT2" style:family="text">
      <style:text-properties fo:font-size="9pt" fo:language="es" fo:country="HN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number:date-style style:name="N8106" number:language="es" number:country="HN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PERFIL DE PROYECTO: EVALUACÓN VARIABILID</text:span></text:span><text:span text:style-name="Absatz-Standardschriftart"><text:span text:style-name="MT1">AD DE CAUDALES EN MICROCUENCAS </text:span></text:span><text:span text:style-name="Absatz-Standardschriftart"><text:span text:style-name="MT2"><text:tab/></text:span></text:span><text:span text:style-name="Absatz-Standardschriftart"><text:span text:style-name="MT2"><text:date style:data-style-name="N8106" text:date-value="2022-02-03T15:19:15.79">2.2.22</text:date>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Annika Ertel</meta:initial-creator>
    <dc:creator>Annika Ertel</dc:creator>
    <meta:creation-date>2022-01-28T17:51:00Z</meta:creation-date>
    <dc:date>2022-02-03T15:19:15.74</dc:date>
    <meta:editing-cycles>3</meta:editing-cycles>
    <meta:editing-duration>P1DT18M48S</meta:editing-duration>
    <meta:document-statistic meta:table-count="0" meta:image-count="0" meta:object-count="0" meta:page-count="2" meta:paragraph-count="47" meta:word-count="492" meta:character-count="3274"/>
    <meta:template xlink:type="simple" xlink:actuate="onRequest" xlink:title="" xlink:href="Normal"/>
  </office:meta>
</office:document-meta>
</file>